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morant" svg:font-family="Cormorant"/>
    <style:font-face style:name="Helvetica" svg:font-family="Helvetica, Geneva, 'Arial Unicode MS', 'Lucida Sans Unicode', Code2000, sans-serif"/>
    <style:font-face style:name="Lohit Devanagari1" svg:font-family="'Lohit Devanagari'"/>
    <style:font-face style:name="PT Sans" svg:font-family="'PT Sans', sans-serif"/>
    <style:font-face style:name="Verdana" svg:font-family="Verdana, Tahoma, Arial, sans-serif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1" svg:font-family="Cormorant" style:font-pitch="variable"/>
    <style:font-face style:name="Cormorant Garamond" svg:font-family="'Cormorant Garamond'" style:font-pitch="variable"/>
    <style:font-face style:name="Cormorant Garamond SemiBold" svg:font-family="'Cormorant Garamond SemiBold'" style:font-pitch="variable"/>
    <style:font-face style:name="Cormorant Garamond SemiBold1" svg:font-family="'Cormorant Garamond SemiBold'" style:font-adornments="SemiBold" style:font-pitch="variable"/>
    <style:font-face style:name="Cormorant Medium" svg:font-family="'Cormorant Medium'" style:font-pitch="variable"/>
    <style:font-face style:name="Cormorant SC" svg:font-family="'Cormorant SC'" style:font-pitch="variable"/>
    <style:font-face style:name="Cormorant SC SemiBold" svg:font-family="'Cormorant SC SemiBold'" style:font-pitch="variable"/>
    <style:font-face style:name="EB Garamond" svg:font-family="'EB Garamo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25in" fo:margin-left="0in" table:align="left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0.6278in"/>
    </style:style>
    <style:style style:name="Table1.C" style:family="table-column">
      <style:table-column-properties style:column-width="1.54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4229in" table:align="margins"/>
    </style:style>
    <style:style style:name="Table2.A" style:family="table-column">
      <style:table-column-properties style:column-width="2.4229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2.4229in" table:align="margins"/>
    </style:style>
    <style:style style:name="Table3.A" style:family="table-column">
      <style:table-column-properties style:column-width="0.4361in" style:rel-column-width="628*"/>
    </style:style>
    <style:style style:name="Table3.B" style:family="table-column">
      <style:table-column-properties style:column-width="1.9868in" style:rel-column-width="2861*"/>
    </style:style>
    <style:style style:name="Table3.A1" style:family="table-cell">
      <style:table-cell-properties fo:padding="0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text-transform="capitalize" fo:color="#000000" style:font-name="Cormorant Medium" fo:font-size="14pt" fo:letter-spacing="normal" fo:font-style="italic" fo:font-weight="normal" officeooo:paragraph-rsid="002f7355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Cormorant Garamond SemiBold" fo:font-size="15pt" fo:letter-spacing="normal" fo:font-style="normal" fo:font-weight="normal" officeooo:rsid="00605eb5" officeooo:paragraph-rsid="00620aee" style:font-style-asian="normal" style:font-style-complex="normal"/>
    </style:style>
    <style:style style:name="P4" style:family="paragraph" style:parent-style-name="Standard">
      <style:paragraph-properties fo:margin-left="0in" fo:margin-right="0in" fo:margin-top="0.1in" fo:margin-bottom="0.3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Cormorant Garamond SemiBold" fo:font-size="9.30000019073486pt" fo:letter-spacing="0.0071in" fo:font-style="italic" fo:font-weight="normal" officeooo:rsid="0013f889" officeooo:paragraph-rsid="005f5259"/>
    </style:style>
    <style:style style:name="P5" style:family="paragraph" style:parent-style-name="Standard">
      <style:paragraph-properties fo:margin-left="0in" fo:margin-right="0in" fo:margin-top="0in" fo:margin-bottom="0.1in" loext:contextual-spacing="false" fo:line-height="115%" fo:text-align="start" style:justify-single-word="false" fo:orphans="2" fo:widows="2" fo:text-indent="0in" style:auto-text-indent="false" fo:padding="0in" fo:border="none"/>
      <style:text-properties fo:text-transform="capitalize" fo:color="#000000" style:font-name="Cormorant Medium" fo:font-size="14pt" fo:letter-spacing="normal" fo:font-style="italic" fo:font-weight="normal" officeooo:rsid="00658ad8" officeooo:paragraph-rsid="006a985d" style:font-size-asian="9.30000019073486pt" style:font-style-asian="italic" style:font-weight-asian="normal" style:font-size-complex="9.30000019073486pt" style:font-style-complex="italic" style:font-weight-complex="normal"/>
    </style:style>
    <style:style style:name="P6" style:family="paragraph" style:parent-style-name="Standard">
      <style:paragraph-properties fo:margin-left="0in" fo:margin-right="0in" fo:margin-top="0in" fo:margin-bottom="0.1in" loext:contextual-spacing="false" fo:line-height="115%" fo:text-align="start" style:justify-single-word="false" fo:orphans="2" fo:widows="2" fo:text-indent="0in" style:auto-text-indent="false" fo:padding="0in" fo:border="none"/>
      <style:text-properties fo:text-transform="capitalize" fo:color="#000000" style:font-name="Cormorant Medium" fo:font-size="14pt" fo:letter-spacing="normal" fo:font-style="normal" fo:font-weight="bold" officeooo:rsid="00658ad8" officeooo:paragraph-rsid="006a985d" style:font-size-asian="9.30000019073486pt" style:font-style-asian="normal" style:font-weight-asian="bold" style:font-size-complex="9.30000019073486pt" style:font-style-complex="normal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 officeooo:paragraph-rsid="002f7355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 officeooo:paragraph-rsid="005f5259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0pt" fo:letter-spacing="normal" fo:font-style="normal" fo:font-weight="normal" officeooo:rsid="00693ab1" officeooo:paragraph-rsid="006a985d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italic" fo:font-weight="normal" officeooo:rsid="00693ab1" officeooo:paragraph-rsid="006a985d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style:font-name="Cormorant" fo:font-size="14pt" officeooo:paragraph-rsid="005f5259"/>
    </style:style>
    <style:style style:name="P15" style:family="paragraph" style:parent-style-name="Preformatted_20_Text">
      <style:paragraph-properties fo:margin-left="0in" fo:margin-right="0in" fo:margin-top="0in" fo:margin-bottom="0.1in" loext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italic" fo:font-weight="normal" officeooo:rsid="00693ab1" officeooo:paragraph-rsid="006a985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in" fo:margin-right="0in" fo:margin-top="0in" fo:margin-bottom="0.1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margin-left="0in" fo:margin-right="0in" fo:margin-top="0in" fo:margin-bottom="0.0402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93ab1" officeooo:paragraph-rsid="006a985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in" fo:margin-right="0in" fo:margin-top="0in" fo:margin-bottom="0.0402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text-properties style:font-name="Cormorant1"/>
    </style:style>
    <style:style style:name="P20" style:family="paragraph" style:parent-style-name="Table_20_Contents">
      <style:text-properties style:font-name="Cormorant1" fo:font-style="italic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Cormorant1" fo:font-style="italic" style:font-style-asian="italic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Cormorant1" fo:font-style="italic" officeooo:paragraph-rsid="0037170e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Cormorant1" fo:font-style="italic" officeooo:paragraph-rsid="003f534f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Cormorant1" fo:font-style="italic" officeooo:paragraph-rsid="005093bb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Cormorant1" fo:font-style="italic" officeooo:rsid="0032453d" officeooo:paragraph-rsid="0032453d" style:font-style-asian="italic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Cormorant1" fo:font-style="italic" officeooo:rsid="0039e343" officeooo:paragraph-rsid="0039e343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Cormorant1" fo:font-size="16pt" fo:font-weight="bold" style:font-size-asian="16pt" style:font-size-complex="16pt"/>
    </style:style>
    <style:style style:name="P28" style:family="paragraph" style:parent-style-name="Table_20_Contents">
      <style:text-properties style:font-name="Cormorant1" fo:font-size="8.60000038146973pt" fo:font-style="italic" style:font-size-asian="8.60000038146973pt" style:font-style-asian="italic" style:font-size-complex="8.60000038146973pt" style:font-style-complex="italic"/>
    </style:style>
    <style:style style:name="P29" style:family="paragraph" style:parent-style-name="Table_20_Contents">
      <style:text-properties style:font-name="Cormorant1" fo:font-size="8.60000038146973pt" fo:font-style="italic" officeooo:paragraph-rsid="003de35f" style:font-size-asian="8.60000038146973pt" style:font-style-asian="italic" style:font-size-complex="8.60000038146973pt" style:font-style-complex="italic"/>
    </style:style>
    <style:style style:name="P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officeooo:rsid="0069aa09" officeooo:paragraph-rsid="006a985d" style:font-name-asian="Noto Sans Mono CJK SC" style:font-size-asian="12pt" style:font-name-complex="Liberation Mono" style:font-size-complex="12pt"/>
    </style:style>
    <style:style style:name="P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officeooo:rsid="006a985d" officeooo:paragraph-rsid="006a985d" style:font-name-asian="Noto Sans Mono CJK SC" style:font-size-asian="12pt" style:font-name-complex="Liberation Mono" style:font-size-complex="12pt"/>
    </style:style>
    <style:style style:name="P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officeooo:rsid="006c4611" officeooo:paragraph-rsid="006c4611" style:font-name-asian="Noto Sans Mono CJK SC" style:font-size-asian="12pt" style:font-name-complex="Liberation Mono" style:font-size-complex="12pt"/>
    </style:style>
    <style:style style:name="P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fo:font-style="italic" officeooo:rsid="0069aa09" officeooo:paragraph-rsid="006a985d" style:font-name-asian="Noto Sans Mono CJK SC" style:font-size-asian="12pt" style:font-style-asian="italic" style:font-name-complex="Liberation Mono" style:font-size-complex="12pt" style:font-style-complex="italic"/>
    </style:style>
    <style:style style:name="P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fo:font-style="normal" officeooo:rsid="0069aa09" officeooo:paragraph-rsid="006a985d" style:font-name-asian="Noto Sans Mono CJK SC" style:font-size-asian="12pt" style:font-style-asian="normal" style:font-name-complex="Liberation Mono" style:font-size-complex="12pt" style:font-style-complex="normal"/>
    </style:style>
    <style:style style:name="P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fo:font-style="normal" officeooo:rsid="006c4611" officeooo:paragraph-rsid="006c4611" style:font-name-asian="Noto Sans Mono CJK SC" style:font-size-asian="12pt" style:font-style-asian="normal" style:font-name-complex="Liberation Mono" style:font-size-complex="12pt" style:font-style-complex="normal"/>
    </style:style>
    <style:style style:name="P36" style:family="paragraph" style:parent-style-name="Table_20_Contents">
      <style:paragraph-properties fo:margin-top="0in" fo:margin-bottom="0.0402in" loext:contextual-spacing="false" fo:text-align="start" style:justify-single-word="false"/>
      <style:text-properties style:font-name="Cormorant" fo:font-size="12pt" fo:font-style="normal" officeooo:rsid="006c4611" officeooo:paragraph-rsid="006c4611" style:font-name-asian="Noto Sans Mono CJK SC" style:font-size-asian="12pt" style:font-style-asian="normal" style:font-name-complex="Liberation Mono" style:font-size-complex="12pt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loext:padding="0in" loext:border="none"/>
    </style:style>
    <style:style style:name="T3" style:family="text">
      <style:text-properties fo:font-weight="bold" officeooo:rsid="0039127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loext:padding="0in" loext:border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loext:padding="0in" loext:border="none"/>
    </style:style>
    <style:style style:name="T9" style:family="text">
      <style:text-properties fo:font-variant="normal" fo:text-transform="none" fo:color="#000000" fo:font-size="10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bold" loext:padding="0in" loext:border="none"/>
    </style:style>
    <style:style style:name="T12" style:family="text">
      <style:text-properties fo:font-variant="normal" fo:text-transform="none" fo:color="#000000" fo:letter-spacing="normal" fo:font-style="italic" fo:font-weight="normal" loext:padding="0in" loext:border="none"/>
    </style:style>
    <style:style style:name="T13" style:family="text">
      <style:text-properties fo:font-variant="normal" fo:text-transform="none" style:font-name="Cormorant" officeooo:rsid="00693ab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7355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 officeooo:rsid="0058ebb9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 officeooo:rsid="002f7355"/>
    </style:style>
    <style:style style:name="T18" style:family="text">
      <style:text-properties officeooo:rsid="0032453d"/>
    </style:style>
    <style:style style:name="T19" style:family="text">
      <style:text-properties officeooo:rsid="00360ff6"/>
    </style:style>
    <style:style style:name="T20" style:family="text">
      <style:text-properties officeooo:rsid="0037170e"/>
    </style:style>
    <style:style style:name="T21" style:family="text">
      <style:text-properties style:font-name="EB Garamond"/>
    </style:style>
    <style:style style:name="T22" style:family="text">
      <style:text-properties style:font-name="EB Garamond" officeooo:rsid="0037170e"/>
    </style:style>
    <style:style style:name="T23" style:family="text">
      <style:text-properties style:font-name="EB Garamond" fo:font-style="normal" style:font-style-asian="normal" style:font-style-complex="normal"/>
    </style:style>
    <style:style style:name="T24" style:family="text">
      <style:text-properties style:font-name="EB Garamond" fo:font-style="normal" officeooo:rsid="0037170e" style:font-style-asian="normal" style:font-style-complex="normal"/>
    </style:style>
    <style:style style:name="T25" style:family="text">
      <style:text-properties style:font-name="EB Garamond" fo:font-weight="normal" style:font-weight-asian="normal" style:font-weight-complex="normal"/>
    </style:style>
    <style:style style:name="T26" style:family="text">
      <style:text-properties officeooo:rsid="003774e5"/>
    </style:style>
    <style:style style:name="T27" style:family="text">
      <style:text-properties officeooo:rsid="00391278"/>
    </style:style>
    <style:style style:name="T28" style:family="text">
      <style:text-properties officeooo:rsid="0039e343"/>
    </style:style>
    <style:style style:name="T29" style:family="text">
      <style:text-properties officeooo:rsid="003f534f"/>
    </style:style>
    <style:style style:name="T30" style:family="text">
      <style:text-properties officeooo:rsid="004172ef"/>
    </style:style>
    <style:style style:name="T31" style:family="text">
      <style:text-properties officeooo:rsid="00489a13"/>
    </style:style>
    <style:style style:name="T32" style:family="text">
      <style:text-properties officeooo:rsid="004b2c6c"/>
    </style:style>
    <style:style style:name="T33" style:family="text">
      <style:text-properties officeooo:rsid="00525fc1"/>
    </style:style>
    <style:style style:name="T34" style:family="text">
      <style:text-properties officeooo:rsid="00534fe2"/>
    </style:style>
    <style:style style:name="T35" style:family="text">
      <style:text-properties style:font-size-asian="15pt" style:font-weight-asian="normal" style:font-size-complex="15pt" style:font-weight-complex="normal"/>
    </style:style>
    <style:style style:name="T36" style:family="text">
      <style:text-properties style:font-size-asian="9.30000019073486pt" style:font-style-asian="italic" style:font-weight-asian="normal" style:font-size-complex="9.30000019073486pt" style:font-style-complex="italic" style:font-weight-complex="normal"/>
    </style:style>
    <style:style style:name="T37" style:family="text">
      <style:text-properties officeooo:rsid="00237f75" style:font-size-asian="9.30000019073486pt" style:font-style-asian="italic" style:font-weight-asian="normal" style:font-size-complex="9.30000019073486pt" style:font-style-complex="italic" style:font-weight-complex="normal"/>
    </style:style>
    <style:style style:name="T38" style:family="text">
      <style:text-properties officeooo:rsid="006a985d"/>
    </style:style>
    <style:style style:name="T39" style:family="text">
      <style:text-properties officeooo:rsid="006c0884"/>
    </style:style>
    <style:style style:name="T40" style:family="text">
      <style:text-properties officeooo:rsid="006c4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9">#1</text:span><text:span text:style-name="T10"> </text:span><text:span text:style-name="T11">и</text:span><text:span text:style-name="T10">. </text:span><text:span text:style-name="T12">conj.</text:span><text:span text:style-name="T10"> — and, though.</text:span></text:p>
      <text:p text:style-name="P1"><text:span text:style-name="T8">#2</text:span> <text:span text:style-name="T2">на</text:span>. <text:span text:style-name="T6">prep.</text:span> — on, it, at, to.</text:p>
      <text:p text:style-name="P1"><text:span text:style-name="T8">#3</text:span> <text:span text:style-name="T2">я</text:span>. <text:span text:style-name="T6">pron.</text:span> — I.</text:p>
      <text:p text:style-name="P1"><text:span text:style-name="T8">#4</text:span> <text:span text:style-name="T2">что</text:span>. <text:span text:style-name="T6">conj., pron.</text:span> — what, that, why.</text:p>
      <text:p text:style-name="P1"><text:span text:style-name="T8">#5</text:span> <text:span text:style-name="T2">тот</text:span>. <text:span text:style-name="T6">adj., pron.</text:span> — that.</text:p>
      <text:p text:style-name="P1"><text:span text:style-name="T8">#6</text:span> <text:span text:style-name="T2">с</text:span>. <text:span text:style-name="T6">prep.</text:span> — with, and, from, of.</text:p>
      <text:p text:style-name="P1"><text:span text:style-name="T8">#7</text:span> <text:span text:style-name="T2">а</text:span>. <text:span text:style-name="T6">conj.</text:span> — while, and, but.</text:p>
      <text:p text:style-name="P1"><text:span text:style-name="T8">#8</text:span> <text:span text:style-name="T2">весь</text:span>. <text:span text:style-name="T6">pron., n.</text:span> — all, everything.</text:p>
      <text:p text:style-name="P1"><text:span text:style-name="T8">#9</text:span> <text:span text:style-name="T2">это</text:span>. <text:span text:style-name="T6">pron.</text:span> — that, this, it.</text:p>
      <text:p text:style-name="P1"><text:span text:style-name="T8">#10</text:span> <text:span text:style-name="T2">как</text:span>. <text:span text:style-name="T6">adv., conj.</text:span> — how, what, as, like.</text:p>
      <text:p text:style-name="P1"><text:span text:style-name="T8">#11</text:span> <text:span text:style-name="T2">она</text:span>. <text:span text:style-name="T6">pron.</text:span> — she.</text:p>
      <text:p text:style-name="P1"><text:span text:style-name="T8">#12</text:span> <text:span text:style-name="T2">по</text:span>. <text:span text:style-name="T6">prep.</text:span> — on, along, by.</text:p>
      <text:p text:style-name="P1"><text:span text:style-name="T8">#13</text:span> <text:span text:style-name="T2">но</text:span>. <text:span text:style-name="T6">conj., n.</text:span> — but.</text:p>
      <text:p text:style-name="P1"><text:span text:style-name="T8">#14</text:span> <text:span text:style-name="T2">они</text:span>. <text:span text:style-name="T6">pron.</text:span> — they.</text:p>
      <text:p text:style-name="P1"><text:span text:style-name="T8">#15</text:span> <text:span text:style-name="T2">к</text:span>. <text:span text:style-name="T6">prep.</text:span> — to, for, by.</text:p>
      <text:p text:style-name="P1"><text:span text:style-name="T8">#16</text:span> <text:span text:style-name="T2">быть</text:span>. <text:span text:style-name="T6">vb.</text:span> — to be.</text:p>
      <text:p text:style-name="P1"><text:span text:style-name="T8">#17</text:span> <text:span text:style-name="T2">ты</text:span>. <text:span text:style-name="T6">pron.</text:span> — you, thou.</text:p>
      <text:p text:style-name="P1"><text:span text:style-name="T8">#18</text:span> <text:span text:style-name="T2">из</text:span>. <text:span text:style-name="T6">prep.</text:span> — from, of, in.</text:p>
      <text:p text:style-name="P1"><text:span text:style-name="T8">#19</text:span> <text:span text:style-name="T2">мы</text:span>. <text:span text:style-name="T6">pron.</text:span> — we.</text:p>
      <text:p text:style-name="P1"><text:span text:style-name="T8">#20</text:span> <text:span text:style-name="T2">за</text:span>. <text:span text:style-name="T6">prep.</text:span> — behind, over, at, after.</text:p>
      <text:p text:style-name="P1"><text:span text:style-name="T8">#21</text:span> <text:span text:style-name="T2">вы</text:span>. <text:span text:style-name="T6">pron.</text:span> — you.</text:p>
      <text:p text:style-name="P1"><text:span text:style-name="T8">#22</text:span> <text:span text:style-name="T2">так</text:span>. <text:span text:style-name="T6">adv.</text:span> — so, thus, then.</text:p>
      <text:p text:style-name="P1"><text:span text:style-name="T8">#23</text:span> <text:span text:style-name="T2">же</text:span>. <text:span text:style-name="T6">conj, particle.</text:span> — and, as for, but, same.</text:p>
      <text:p text:style-name="P1"><text:span text:style-name="T8">#24</text:span> <text:span text:style-name="T2">от</text:span>. <text:span text:style-name="T6">prep.</text:span> — from, of, for.</text:p>
      <text:p text:style-name="P1"><text:span text:style-name="T8">#25</text:span> <text:span text:style-name="T2">сказать</text:span>. <text:span text:style-name="T6">vb.</text:span> — to say, to speak.</text:p>
      <text:p text:style-name="P1"><text:span text:style-name="T8">#26</text:span> <text:span text:style-name="T2">этот</text:span>. <text:span text:style-name="T6">pron.</text:span> — this.</text:p>
      <text:p text:style-name="P1"><text:span text:style-name="T8">#27</text:span> <text:span text:style-name="T2">мочь</text:span>. <text:span text:style-name="T6">vb.</text:span> — be able.</text:p>
      <text:p text:style-name="P1"><text:span text:style-name="T8">#28</text:span> <text:span text:style-name="T2">человек</text:span>. <text:span text:style-name="T6">n.</text:span> — man, person.</text:p>
      <text:p text:style-name="P8"><text:span text:style-name="T8">#29</text:span> <text:span text:style-name="T2">не</text:span>. <text:span text:style-name="T6">particle.</text:span> — not.</text:p>
      <text:p text:style-name="P1"><text:span text:style-name="T8">#30</text:span> <text:span text:style-name="T2">он</text:span>. <text:span text:style-name="T6">pron.</text:span> — he.</text:p>
      <text:p text:style-name="P1"><text:span text:style-name="T8">#31</text:span> <text:span text:style-name="T2">ещё</text:span>. <text:span text:style-name="T6">adv.</text:span> — still, yet.</text:p>
      <text:p text:style-name="P1"><text:span text:style-name="T8">#32</text:span> <text:span text:style-name="T2">бы</text:span>. <text:span text:style-name="T6">particle.</text:span> — would.</text:p>
      <text:p text:style-name="P1"><text:span text:style-name="T8">#33</text:span> <text:span text:style-name="T2">такой</text:span>. <text:span text:style-name="T6">pron.</text:span> — such, so, some.</text:p>
      <text:p text:style-name="P1"><text:span text:style-name="T8">#34</text:span> <text:span text:style-name="T2">только</text:span>. <text:span text:style-name="T6">adv., conj.</text:span> — only, merely, but.</text:p>
      <text:p text:style-name="P1"><text:span text:style-name="T8">#35</text:span> <text:span text:style-name="T2">себя</text:span>. <text:span text:style-name="T6">pron., particle.</text:span> — myself, himself, herself.</text:p>
      <text:p text:style-name="P1"><text:span text:style-name="T8">#36</text:span> <text:span text:style-name="T2">своё</text:span>. <text:span text:style-name="T6">pron., n.</text:span> — one’s own, my, our.</text:p>
      <text:p text:style-name="P1"><text:span text:style-name="T8">#37</text:span> <text:span text:style-name="T2">какой</text:span>. <text:span text:style-name="T6">pron.</text:span> — what, which, how.</text:p>
      <text:p text:style-name="P1"><text:span text:style-name="T8">#38</text:span> <text:span text:style-name="T2">когда</text:span>. <text:span text:style-name="T6">adv., conj.</text:span> — when, while, as.</text:p>
      <text:p text:style-name="P1"><text:span text:style-name="T8">#39</text:span> <text:span text:style-name="T2">уже</text:span>. <text:span text:style-name="T6">adv.</text:span> — already, by now.</text:p>
      <text:p text:style-name="P1"><text:span text:style-name="T8">#40</text:span> <text:span text:style-name="T2">для</text:span>. <text:span text:style-name="T6">prep.</text:span> — for, to.</text:p>
      <text:p text:style-name="P1"><text:span text:style-name="T8">#41</text:span> <text:span text:style-name="T2">кто</text:span>. <text:span text:style-name="T6">pron.</text:span> — who, that, some.</text:p>
      <text:p text:style-name="P1"><text:span text:style-name="T8">#42</text:span> <text:span text:style-name="T2">да</text:span>. <text:span text:style-name="T6">conj., particle.</text:span> — yes, but.</text:p>
      <text:p text:style-name="P1"><text:span text:style-name="T8">#43</text:span> <text:span text:style-name="T2">говорить</text:span>. <text:span text:style-name="T6">vb.</text:span> — to say, to tell, to speak.</text:p>
      <text:p text:style-name="P1"><text:span text:style-name="T8">#44</text:span> <text:span text:style-name="T2">год</text:span>. <text:span text:style-name="T6">n.</text:span> — year.</text:p>
      <text:p text:style-name="P1"><text:span text:style-name="T8">#45</text:span> <text:span text:style-name="T2">знать</text:span>. <text:span text:style-name="T6">vb.</text:span> — to know, be aware.</text:p>
      <text:p text:style-name="P1"><text:span text:style-name="T8">#46</text:span> <text:span text:style-name="T2">мой</text:span>. <text:span text:style-name="T6">pron.</text:span> — my, mine.</text:p>
      <text:p text:style-name="P1"><text:span text:style-name="T8">#47</text:span> <text:span text:style-name="T2">один</text:span>. <text:span text:style-name="T6">cardinal number, pron.</text:span> — one, some, alone.</text:p>
      <text:p text:style-name="P1"><text:span text:style-name="T8">#48</text:span> <text:span text:style-name="T2">в</text:span>. <text:span text:style-name="T6">prep.</text:span> — in, at.</text:p>
      <text:p text:style-name="P1"><text:span text:style-name="T8">#49</text:span> <text:span text:style-name="T2">который</text:span>. <text:span text:style-name="T6">pron.</text:span> — which, who, that.</text:p>
      <text:p text:style-name="P1"><text:span text:style-name="T8">#50</text:span> <text:span text:style-name="T2">до</text:span>. <text:span text:style-name="T6">prep.</text:span> — to, up to, about.</text:p>
      <text:p text:style-name="P1"><text:span text:style-name="T8">#51</text:span> <text:span text:style-name="T2">или</text:span>. <text:span text:style-name="T6">conj.</text:span> — or.</text:p>
      <text:p text:style-name="P1"><text:span text:style-name="T8">#52</text:span> <text:span text:style-name="T2">если</text:span>. <text:span text:style-name="T6">conj.</text:span> — if.</text:p>
      <text:p text:style-name="P1"><text:span text:style-name="T8">#53</text:span> <text:span text:style-name="T2">о</text:span>. <text:span text:style-name="T6">prep.</text:span> — of, about, against.</text:p>
      <text:p text:style-name="P1"><text:span text:style-name="T8">#54</text:span> <text:span text:style-name="T2">у</text:span>. <text:span text:style-name="T6">prep.</text:span> — by, with, of.</text:p>
      <text:p text:style-name="P1"><text:span text:style-name="T8">#55</text:span> <text:span text:style-name="T2">нет</text:span>. <text:span text:style-name="T6">negation</text:span> — no, not, but.</text:p>
      <text:p text:style-name="P1"><text:span text:style-name="T8">#56</text:span> <text:span text:style-name="T2">время</text:span>. <text:span text:style-name="T6">n.</text:span> — time, season.</text:p>
      <text:p text:style-name="P1"><text:span text:style-name="T8">#57</text:span> <text:span text:style-name="T2">рука</text:span>. <text:span text:style-name="T6">n.</text:span> — hand, arm.</text:p>
      <text:p text:style-name="P1"><text:span text:style-name="T8">#58</text:span> <text:span text:style-name="T2">стать</text:span>. <text:span text:style-name="T6">vb.</text:span> — to become, begin, come.</text:p>
      <text:p text:style-name="P1"><text:span text:style-name="T8">#59</text:span> <text:span text:style-name="T2">большой</text:span>. <text:span text:style-name="T6">adj.</text:span> — big, large, important.</text:p>
      <text:p text:style-name="P1"><text:span text:style-name="T8">#60</text:span> <text:span text:style-name="T2">ни</text:span>. <text:span text:style-name="T6">conj, particle.</text:span> — not a, not, neither… nor.</text:p>
      <text:p text:style-name="P1"><text:span text:style-name="T8">#61</text:span> <text:span text:style-name="T2">другой</text:span>. <text:span text:style-name="T6">pron.</text:span> — other, another, different.</text:p>
      <text:p text:style-name="P1"><text:span text:style-name="T8">#62</text:span> <text:span text:style-name="T2">наш</text:span>. <text:span text:style-name="T6">pron.</text:span> — our, ours.</text:p>
      <text:p text:style-name="P1"><text:span text:style-name="T8">#63</text:span> <text:span text:style-name="T2">свой</text:span>. <text:span text:style-name="T6">pron.</text:span> — my, our, your.</text:p>
      <text:p text:style-name="P1"><text:span text:style-name="T8">#64</text:span> <text:span text:style-name="T2">ну</text:span>. <text:span text:style-name="T6">interj, particle.</text:span> — now, right, well, come on.</text:p>
      <text:p text:style-name="P1"><text:span text:style-name="T8">#65</text:span> <text:span text:style-name="T2">под</text:span>. <text:span text:style-name="T6">prep.</text:span> — under, for, towards, to.</text:p>
      <text:p text:style-name="P1"><text:span text:style-name="T8">#66</text:span> <text:span text:style-name="T2">где</text:span>. <text:span text:style-name="T6">adv.</text:span> — where.</text:p>
      <text:p text:style-name="P1"><text:span text:style-name="T8">#67</text:span> <text:span text:style-name="T2">дело</text:span>. <text:span text:style-name="T6">n.</text:span> — business, affair, matter.</text:p>
      <text:p text:style-name="P1"><text:span text:style-name="T8">#68</text:span> <text:span text:style-name="T2">есть</text:span>. <text:span text:style-name="T6">vb.</text:span> — to eat, to be.</text:p>
      <text:p text:style-name="P1"><text:span text:style-name="T8">#69</text:span> <text:span text:style-name="T2">сам</text:span>. <text:span text:style-name="T6">pron.</text:span> — myself, yourself.</text:p>
      <text:p text:style-name="P1"><text:span text:style-name="T8">#70</text:span> <text:span text:style-name="T2">самый</text:span>. <text:span text:style-name="T6">pron.</text:span> — most, the very, the same.</text:p>
      <text:p text:style-name="P1"><text:span text:style-name="T8">#71</text:span> <text:span text:style-name="T2">чтобы</text:span>. <text:span text:style-name="T6">conj., particle.</text:span> — that, in order that.</text:p>
      <text:p text:style-name="P1"><text:span text:style-name="T8">#72</text:span> <text:span text:style-name="T2">два</text:span>. <text:span text:style-name="T6">cardinal number</text:span> — two.</text:p>
      <text:p text:style-name="P1"><text:span text:style-name="T8">#73</text:span> <text:span text:style-name="T2">там</text:span>. <text:span text:style-name="T6">adv.</text:span> — there, then.</text:p>
      <text:p text:style-name="P1"><text:span text:style-name="T8">#74</text:span> <text:span text:style-name="T2">чем</text:span>. <text:span text:style-name="T6">conj., particle.</text:span> — than; instead of.</text:p>
      <text:p text:style-name="P1"><text:span text:style-name="T8">#75</text:span> <text:span text:style-name="T2">глаз</text:span>. <text:span text:style-name="T6">n.</text:span> — eye; sight.</text:p>
      <text:p text:style-name="P1"><text:span text:style-name="T8">#76</text:span> <text:span text:style-name="T2">даже</text:span>. <text:span text:style-name="T6">particle.</text:span> — even.</text:p>
      <text:p text:style-name="P1"><text:span text:style-name="T8">#77</text:span> <text:span text:style-name="T2">первый</text:span>. <text:span text:style-name="T6">adj., number</text:span> — first, front, former.</text:p>
      <text:p text:style-name="P1"><text:span text:style-name="T8">#78</text:span> <text:span text:style-name="T2">день</text:span>. <text:span text:style-name="T6">n.</text:span> — day.</text:p>
      <text:p text:style-name="P1"><text:span text:style-name="T8">#79</text:span> <text:span text:style-name="T2">тут</text:span>. <text:span text:style-name="T6">adv.</text:span> — here, now, then.</text:p>
      <text:p text:style-name="P1"><text:span text:style-name="T8">#80</text:span> <text:span text:style-name="T2">во</text:span>. <text:span text:style-name="T6">prep., particle.</text:span> — in, at; super, exactly.</text:p>
      <text:p text:style-name="P1"><text:span text:style-name="T8">#81</text:span> <text:span text:style-name="T2">ничто</text:span>. <text:span text:style-name="T6">pron.</text:span> — nothing.</text:p>
      <text:p text:style-name="P1"><text:span text:style-name="T8">#82</text:span> <text:span text:style-name="T2">потом</text:span>. <text:span text:style-name="T6">adv.</text:span> — afterwards, then.</text:p>
      <text:p text:style-name="P1"><text:span text:style-name="T8">#83</text:span> <text:span text:style-name="T2">очень</text:span>. <text:span text:style-name="T6">adv.</text:span> — very.</text:p>
      <text:p text:style-name="P1"><text:span text:style-name="T8">#84</text:span> <text:span text:style-name="T2">со</text:span>. <text:span text:style-name="T6">prep.</text:span> — with.</text:p>
      <text:p text:style-name="P1"><text:span text:style-name="T8">#85</text:span> <text:span text:style-name="T2">хотеть</text:span>. <text:span text:style-name="T6">vb.</text:span> — to want, like.</text:p>
      <text:p text:style-name="P1"><text:span text:style-name="T8">#86</text:span> <text:span text:style-name="T2">ли</text:span>. <text:span text:style-name="T6">conj., particle.</text:span> — whether, if.</text:p>
      <text:p text:style-name="P1"><text:span text:style-name="T8">#87</text:span> <text:span text:style-name="T2">при</text:span>. <text:span text:style-name="T6">prep.</text:span> — attached to, in the presence of, by, about.</text:p>
      <text:p text:style-name="P1"><text:span text:style-name="T8">#88</text:span> <text:span text:style-name="T2">голова</text:span>. <text:span text:style-name="T6">n.</text:span> — head, mind, brains.</text:p>
      <text:p text:style-name="P1"><text:span text:style-name="T8">#89</text:span> <text:span text:style-name="T2">вот</text:span>. <text:span text:style-name="T6">particle.</text:span> — here, there, this is, that’s.</text:p>
      <text:p text:style-name="P1"><text:span text:style-name="T8">#90</text:span> <text:span text:style-name="T2">без</text:span>. <text:span text:style-name="T6">prep.</text:span> — without.</text:p>
      <text:p text:style-name="P1"><text:span text:style-name="T8">#91</text:span> <text:span text:style-name="T2">видеть</text:span>. <text:span text:style-name="T6">vb.</text:span> — to see.</text:p>
      <text:p text:style-name="P1"><text:span text:style-name="T8">#92</text:span> <text:span text:style-name="T2">идти</text:span>. <text:span text:style-name="T6">vb.</text:span> — to go, come.</text:p>
      <text:p text:style-name="P1"><text:span text:style-name="T8">#93</text:span> <text:span text:style-name="T2">теперь</text:span>. <text:span text:style-name="T6">adv.</text:span> — now, nowadays.</text:p>
      <text:p text:style-name="P1"><text:span text:style-name="T8">#94</text:span> <text:span text:style-name="T2">тоже</text:span>. <text:span text:style-name="T6">adv.</text:span> — also, as well, too.</text:p>
      <text:p text:style-name="P9"><text:span text:style-name="T8">#95</text:span> <text:span text:style-name="T2">стоять</text:span>. <text:span text:style-name="T6">vb.</text:span> — to stand, be, stand up.</text:p>
      <text:p text:style-name="P9"><text:span text:style-name="T8">#96</text:span> <text:span text:style-name="T2">друг</text:span>. <text:span text:style-name="T6">n.</text:span> — friend.</text:p>
      <text:p text:style-name="P9"><text:span text:style-name="T8">#97</text:span> <text:span text:style-name="T2">дом</text:span>. <text:span text:style-name="T6">n.</text:span> — house, home.</text:p>
      <text:p text:style-name="P9"><text:span text:style-name="T8">#98</text:span> <text:span text:style-name="T2">раз</text:span>. <text:span text:style-name="T6">n., adv.</text:span> — time, once, since.</text:p>
      <text:p text:style-name="P9"><text:span text:style-name="T8">#99</text:span> <text:span text:style-name="T2">можно</text:span>. <text:span text:style-name="T6">predicate</text:span> — one can.</text:p>
      <text:p text:style-name="P9"><text:span text:style-name="T8">#100</text:span> <text:span text:style-name="T2">после</text:span>. <text:span text:style-name="T6">prep.</text:span> — after, afterwards.</text:p>
      <text:p text:style-name="P2"><text:soft-page-break/><text:span text:style-name="T16">(RUSSIAN) </text:span><text:span text:style-name="T15">CYRILLIC ALPHABE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a</text:p>
          </table:table-cell>
          <table:table-cell table:style-name="Table1.A1" office:value-type="string">
            <text:p text:style-name="P21"><text:span text:style-name="T19">a</text:span></text:p>
          </table:table-cell>
          <table:table-cell table:style-name="Table1.A1" office:value-type="string">
            <text:p text:style-name="P19"><text:span text:style-name="T1">a</text:span> in car; <text:span text:style-name="T1">u</text:span> in cut</text:p>
          </table:table-cell>
        </table:table-row>
        <table:table-row>
          <table:table-cell table:style-name="Table1.A1" office:value-type="string">
            <text:p text:style-name="P27">б</text:p>
          </table:table-cell>
          <table:table-cell table:style-name="Table1.A1" office:value-type="string">
            <text:p text:style-name="P21">b</text:p>
          </table:table-cell>
          <table:table-cell table:style-name="Table1.A1" office:value-type="string">
            <text:p text:style-name="P19"><text:span text:style-name="T1">b</text:span> in bit</text:p>
          </table:table-cell>
        </table:table-row>
        <table:table-row>
          <table:table-cell table:style-name="Table1.A1" office:value-type="string">
            <text:p text:style-name="P27">в</text:p>
          </table:table-cell>
          <table:table-cell table:style-name="Table1.A1" office:value-type="string">
            <text:p text:style-name="P21">v</text:p>
          </table:table-cell>
          <table:table-cell table:style-name="Table1.A1" office:value-type="string">
            <text:p text:style-name="P19"><text:span text:style-name="T1">v</text:span> in vine</text:p>
          </table:table-cell>
        </table:table-row>
        <table:table-row>
          <table:table-cell table:style-name="Table1.A1" office:value-type="string">
            <text:p text:style-name="P27">г</text:p>
          </table:table-cell>
          <table:table-cell table:style-name="Table1.A1" office:value-type="string">
            <text:p text:style-name="P21">g</text:p>
          </table:table-cell>
          <table:table-cell table:style-name="Table1.A1" office:value-type="string">
            <text:p text:style-name="P19"><text:span text:style-name="T1">g</text:span> in go</text:p>
          </table:table-cell>
        </table:table-row>
        <table:table-row>
          <table:table-cell table:style-name="Table1.A1" office:value-type="string">
            <text:p text:style-name="P27">д</text:p>
          </table:table-cell>
          <table:table-cell table:style-name="Table1.A1" office:value-type="string">
            <text:p text:style-name="P21">d</text:p>
          </table:table-cell>
          <table:table-cell table:style-name="Table1.A1" office:value-type="string">
            <text:p text:style-name="P19"><text:span text:style-name="T1">d</text:span> in do</text:p>
          </table:table-cell>
        </table:table-row>
        <table:table-row>
          <table:table-cell table:style-name="Table1.A1" office:value-type="string">
            <text:p text:style-name="P27">e</text:p>
          </table:table-cell>
          <table:table-cell table:style-name="Table1.A1" office:value-type="string">
            <text:p text:style-name="P22"><text:span text:style-name="T26">ie, / </text:span><text:span text:style-name="T22">ʲ</text:span><text:span text:style-name="T20">e/</text:span></text:p>
          </table:table-cell>
          <table:table-cell table:style-name="Table1.A1" office:value-type="string">
            <text:p text:style-name="P19"><text:span text:style-name="T1">ye</text:span> in yet <text:span text:style-name="T20">or yes</text:span></text:p>
          </table:table-cell>
        </table:table-row>
        <table:table-row>
          <table:table-cell table:style-name="Table1.A1" office:value-type="string">
            <text:p text:style-name="P27">ё</text:p>
          </table:table-cell>
          <table:table-cell table:style-name="Table1.A1" office:value-type="string">
            <text:p text:style-name="P22"><text:span text:style-name="T20">io, / </text:span><text:span text:style-name="T22">ʲ</text:span><text:span text:style-name="T20">o/</text:span></text:p>
          </table:table-cell>
          <table:table-cell table:style-name="Table1.A1" office:value-type="string">
            <text:p text:style-name="P19"><text:span text:style-name="T1">yo</text:span> in your</text:p>
          </table:table-cell>
        </table:table-row>
        <table:table-row>
          <table:table-cell table:style-name="Table1.A1" office:value-type="string">
            <text:p text:style-name="P27">ж</text:p>
          </table:table-cell>
          <table:table-cell table:style-name="Table1.A1" office:value-type="string">
            <text:p text:style-name="P21"><text:span text:style-name="T20">[</text:span><text:span text:style-name="T24">ʐɛ</text:span><text:span text:style-name="T20">], </text:span><text:span text:style-name="T25">ʐ</text:span></text:p>
          </table:table-cell>
          <table:table-cell table:style-name="Table1.A1" office:value-type="string">
            <text:p text:style-name="P19"><text:span text:style-name="T1">s</text:span> in measure</text:p>
          </table:table-cell>
        </table:table-row>
        <table:table-row>
          <table:table-cell table:style-name="Table1.A1" office:value-type="string">
            <text:p text:style-name="P27">з</text:p>
          </table:table-cell>
          <table:table-cell table:style-name="Table1.A1" office:value-type="string">
            <text:p text:style-name="P21">[<text:span text:style-name="T21">zɛ</text:span>], z</text:p>
          </table:table-cell>
          <table:table-cell table:style-name="Table1.A1" office:value-type="string">
            <text:p text:style-name="P19"><text:span text:style-name="T1">z</text:span> in zoo</text:p>
          </table:table-cell>
        </table:table-row>
        <table:table-row>
          <table:table-cell table:style-name="Table1.A1" office:value-type="string">
            <text:p text:style-name="P27">и</text:p>
          </table:table-cell>
          <table:table-cell table:style-name="Table1.A1" office:value-type="string">
            <text:p text:style-name="P21"><text:span text:style-name="T20">i, </text:span>ee</text:p>
          </table:table-cell>
          <table:table-cell table:style-name="Table1.A1" office:value-type="string">
            <text:p text:style-name="P19"><text:span text:style-name="T3">i</text:span> in <text:span text:style-name="T27">police</text:span></text:p>
          </table:table-cell>
        </table:table-row>
        <table:table-row>
          <table:table-cell table:style-name="Table1.A1" office:value-type="string">
            <text:p text:style-name="P27">й</text:p>
          </table:table-cell>
          <table:table-cell table:style-name="Table1.A1" office:value-type="string">
            <text:p text:style-name="P21">/j/, y</text:p>
          </table:table-cell>
          <table:table-cell table:style-name="Table1.A1" office:value-type="string">
            <text:p text:style-name="P19"><text:span text:style-name="T1">y</text:span> in boy</text:p>
          </table:table-cell>
        </table:table-row>
        <table:table-row>
          <table:table-cell table:style-name="Table1.A1" office:value-type="string">
            <text:p text:style-name="P27">к</text:p>
          </table:table-cell>
          <table:table-cell table:style-name="Table1.A1" office:value-type="string">
            <text:p text:style-name="P21">k,/k<text:span text:style-name="T21">ʲ</text:span>/</text:p>
          </table:table-cell>
          <table:table-cell table:style-name="Table1.A1" office:value-type="string">
            <text:p text:style-name="P19"><text:span text:style-name="T1">k</text:span> in kiss</text:p>
          </table:table-cell>
        </table:table-row>
        <table:table-row>
          <table:table-cell table:style-name="Table1.A1" office:value-type="string">
            <text:p text:style-name="P27">л</text:p>
          </table:table-cell>
          <table:table-cell table:style-name="Table1.A1" office:value-type="string">
            <text:p text:style-name="P21">l</text:p>
          </table:table-cell>
          <table:table-cell table:style-name="Table1.A1" office:value-type="string">
            <text:p text:style-name="P19"><text:span text:style-name="T1">l</text:span> in lady</text:p>
          </table:table-cell>
        </table:table-row>
        <table:table-row>
          <table:table-cell table:style-name="Table1.A1" office:value-type="string">
            <text:p text:style-name="P27">м</text:p>
          </table:table-cell>
          <table:table-cell table:style-name="Table1.A1" office:value-type="string">
            <text:p text:style-name="P21">m</text:p>
          </table:table-cell>
          <table:table-cell table:style-name="Table1.A1" office:value-type="string">
            <text:p text:style-name="P19"><text:span text:style-name="T1">m</text:span> in mist</text:p>
          </table:table-cell>
        </table:table-row>
        <table:table-row>
          <table:table-cell table:style-name="Table1.A1" office:value-type="string">
            <text:p text:style-name="P27">н</text:p>
          </table:table-cell>
          <table:table-cell table:style-name="Table1.A1" office:value-type="string">
            <text:p text:style-name="P21">n</text:p>
          </table:table-cell>
          <table:table-cell table:style-name="Table1.A1" office:value-type="string">
            <text:p text:style-name="P19"><text:span text:style-name="T1">n</text:span> in not</text:p>
          </table:table-cell>
        </table:table-row>
        <table:table-row>
          <table:table-cell table:style-name="Table1.A1" office:value-type="string">
            <text:p text:style-name="P27">o</text:p>
          </table:table-cell>
          <table:table-cell table:style-name="Table1.A1" office:value-type="string">
            <text:p text:style-name="P21">o</text:p>
          </table:table-cell>
          <table:table-cell table:style-name="Table1.A1" office:value-type="string">
            <text:p text:style-name="P19"><text:span text:style-name="T1">o</text:span> in folk</text:p>
          </table:table-cell>
        </table:table-row>
        <table:table-row>
          <table:table-cell table:style-name="Table1.A1" office:value-type="string">
            <text:p text:style-name="P27">п</text:p>
          </table:table-cell>
          <table:table-cell table:style-name="Table1.A1" office:value-type="string">
            <text:p text:style-name="P21">p</text:p>
          </table:table-cell>
          <table:table-cell table:style-name="Table1.A1" office:value-type="string">
            <text:p text:style-name="P19"><text:span text:style-name="T1">p</text:span> in pipe</text:p>
          </table:table-cell>
        </table:table-row>
        <table:table-row>
          <table:table-cell table:style-name="Table1.A1" office:value-type="string">
            <text:p text:style-name="P27">р</text:p>
          </table:table-cell>
          <table:table-cell table:style-name="Table1.A1" office:value-type="string">
            <text:p text:style-name="P21">r</text:p>
          </table:table-cell>
          <table:table-cell table:style-name="Table1.A1" office:value-type="string">
            <text:p text:style-name="P19"><text:span text:style-name="T7">rolled</text:span> r <text:span text:style-name="T28">(~/rr/)</text:span></text:p>
          </table:table-cell>
        </table:table-row>
        <table:table-row>
          <table:table-cell table:style-name="Table1.A1" office:value-type="string">
            <text:p text:style-name="P27">с</text:p>
          </table:table-cell>
          <table:table-cell table:style-name="Table1.A1" office:value-type="string">
            <text:p text:style-name="P21">s</text:p>
          </table:table-cell>
          <table:table-cell table:style-name="Table1.A1" office:value-type="string">
            <text:p text:style-name="P19"><text:span text:style-name="T1">s</text:span> in soft</text:p>
          </table:table-cell>
        </table:table-row>
        <table:table-row>
          <table:table-cell table:style-name="Table1.A1" office:value-type="string">
            <text:p text:style-name="P27">т</text:p>
          </table:table-cell>
          <table:table-cell table:style-name="Table1.A1" office:value-type="string">
            <text:p text:style-name="P21">t</text:p>
          </table:table-cell>
          <table:table-cell table:style-name="Table1.A1" office:value-type="string">
            <text:p text:style-name="P19"><text:span text:style-name="T1">t</text:span> in tie</text:p>
          </table:table-cell>
        </table:table-row>
        <table:table-row>
          <table:table-cell table:style-name="Table1.A1" office:value-type="string">
            <text:p text:style-name="P27">y</text:p>
          </table:table-cell>
          <table:table-cell table:style-name="Table1.A1" office:value-type="string">
            <text:p text:style-name="P26">/u/</text:p>
          </table:table-cell>
          <table:table-cell table:style-name="Table1.A1" office:value-type="string">
            <text:p text:style-name="P19"><text:span text:style-name="T1">oo</text:span> in root</text:p>
          </table:table-cell>
        </table:table-row>
        <table:table-row>
          <table:table-cell table:style-name="Table1.A1" office:value-type="string">
            <text:p text:style-name="P27">ф</text:p>
          </table:table-cell>
          <table:table-cell table:style-name="Table1.A1" office:value-type="string">
            <text:p text:style-name="P21">f</text:p>
          </table:table-cell>
          <table:table-cell table:style-name="Table1.A1" office:value-type="string">
            <text:p text:style-name="P19"><text:span text:style-name="T1">f</text:span> in farm</text:p>
          </table:table-cell>
        </table:table-row>
        <table:table-row>
          <table:table-cell table:style-name="Table1.A1" office:value-type="string">
            <text:p text:style-name="P27">х</text:p>
          </table:table-cell>
          <table:table-cell table:style-name="Table1.A1" office:value-type="string">
            <text:p text:style-name="P21">kh, h, x</text:p>
          </table:table-cell>
          <table:table-cell table:style-name="Table1.A1" office:value-type="string">
            <text:p text:style-name="P19"><text:span text:style-name="T1">ch</text:span> in <text:span text:style-name="T18">lunch</text:span></text:p>
          </table:table-cell>
        </table:table-row>
        <table:table-row>
          <table:table-cell table:style-name="Table1.A1" office:value-type="string">
            <text:p text:style-name="P27">ц</text:p>
          </table:table-cell>
          <table:table-cell table:style-name="Table1.A1" office:value-type="string">
            <text:p text:style-name="P21">/<text:span text:style-name="T23">t͡s</text:span>/</text:p>
          </table:table-cell>
          <table:table-cell table:style-name="Table1.A1" office:value-type="string">
            <text:p text:style-name="P19"><text:span text:style-name="T1">ts</text:span> in lists</text:p>
          </table:table-cell>
        </table:table-row>
        <table:table-row>
          <table:table-cell table:style-name="Table1.A1" office:value-type="string">
            <text:p text:style-name="P27">ч</text:p>
          </table:table-cell>
          <table:table-cell table:style-name="Table1.A1" office:value-type="string">
            <text:p text:style-name="P21">/t<text:span text:style-name="T23">ɕ</text:span>/, ch</text:p>
          </table:table-cell>
          <table:table-cell table:style-name="Table1.A1" office:value-type="string">
            <text:p text:style-name="P19"><text:span text:style-name="T1">ch</text:span> in chapter</text:p>
          </table:table-cell>
        </table:table-row>
        <table:table-row>
          <table:table-cell table:style-name="Table1.A1" office:value-type="string">
            <text:p text:style-name="P27">ш</text:p>
          </table:table-cell>
          <table:table-cell table:style-name="Table1.A1" office:value-type="string">
            <text:p text:style-name="P21">/<text:span text:style-name="T23">ʂ</text:span>/, <text:span text:style-name="T32">~</text:span>ş</text:p>
          </table:table-cell>
          <table:table-cell table:style-name="Table1.A1" office:value-type="string">
            <text:p text:style-name="P28"><text:span text:style-name="T30">“v</text:span>oiceless retroflex fricative<text:span text:style-name="T30">”</text:span></text:p>
          </table:table-cell>
        </table:table-row>
        <table:table-row>
          <table:table-cell table:style-name="Table1.A1" office:value-type="string">
            <text:p text:style-name="P27">щ</text:p>
          </table:table-cell>
          <table:table-cell table:style-name="Table1.A1" office:value-type="string">
            <text:p text:style-name="P21">/<text:span text:style-name="T23">ɕ</text:span>/, <text:span text:style-name="T31">~</text:span>şş</text:p>
          </table:table-cell>
          <table:table-cell table:style-name="Table1.A1" office:value-type="string">
            <text:p text:style-name="P29"><text:span text:style-name="T30">“v</text:span>oiceless alveolo-palatal fricative<text:span text:style-name="T30">”</text:span></text:p>
          </table:table-cell>
        </table:table-row>
        <table:table-row>
          <table:table-cell table:style-name="Table1.A1" office:value-type="string">
            <text:p text:style-name="P27">ъ</text:p>
          </table:table-cell>
          <table:table-cell table:style-name="Table1.A1" office:value-type="string">
            <text:p text:style-name="P24">—</text:p>
          </table:table-cell>
          <table:table-cell table:style-name="Table1.A1" office:value-type="string">
            <text:p text:style-name="P20">is used to separate<text:line-break/>two parts of the word</text:p>
          </table:table-cell>
        </table:table-row>
        <table:table-row>
          <table:table-cell table:style-name="Table1.A1" office:value-type="string">
            <text:p text:style-name="P27">ы</text:p>
          </table:table-cell>
          <table:table-cell table:style-name="Table1.A1" office:value-type="string">
            <text:p text:style-name="P23">[<text:span text:style-name="T23">ɨ</text:span>], <text:span text:style-name="T29">î, â</text:span></text:p>
          </table:table-cell>
          <table:table-cell table:style-name="Table1.A1" office:value-type="string">
            <text:p text:style-name="P19"><text:span text:style-name="T1">i </text:span>in ill</text:p>
          </table:table-cell>
        </table:table-row>
        <table:table-row>
          <table:table-cell table:style-name="Table1.A1" office:value-type="string">
            <text:p text:style-name="P27">ь</text:p>
          </table:table-cell>
          <table:table-cell table:style-name="Table1.A1" office:value-type="string">
            <text:p text:style-name="P21">—</text:p>
          </table:table-cell>
          <table:table-cell table:style-name="Table1.A1" office:value-type="string">
            <text:p text:style-name="P20">is used to make the<text:line-break/>preceding consonant soft</text:p>
          </table:table-cell>
        </table:table-row>
        <table:table-row>
          <table:table-cell table:style-name="Table1.A1" office:value-type="string">
            <text:p text:style-name="P27">э</text:p>
          </table:table-cell>
          <table:table-cell table:style-name="Table1.A1" office:value-type="string">
            <text:p text:style-name="P21">e</text:p>
          </table:table-cell>
          <table:table-cell table:style-name="Table1.A1" office:value-type="string">
            <text:p text:style-name="P19"><text:span text:style-name="T1">e </text:span>in <text:span text:style-name="T33">m</text:span>et; <text:span text:style-name="T34">yet</text:span></text:p>
          </table:table-cell>
        </table:table-row>
        <table:table-row>
          <table:table-cell table:style-name="Table1.A1" office:value-type="string">
            <text:p text:style-name="P27">ю</text:p>
          </table:table-cell>
          <table:table-cell table:style-name="Table1.A1" office:value-type="string">
            <text:p text:style-name="P25">iu</text:p>
          </table:table-cell>
          <table:table-cell table:style-name="Table1.A1" office:value-type="string">
            <text:p text:style-name="P19"><text:span text:style-name="T1">u </text:span>in use</text:p>
          </table:table-cell>
        </table:table-row>
        <table:table-row>
          <table:table-cell table:style-name="Table1.A1" office:value-type="string">
            <text:p text:style-name="P27">я</text:p>
          </table:table-cell>
          <table:table-cell table:style-name="Table1.A1" office:value-type="string">
            <text:p text:style-name="P21">/ <text:span text:style-name="T21">ʲ</text:span>a/,ya</text:p>
          </table:table-cell>
          <table:table-cell table:style-name="Table1.A1" office:value-type="string">
            <text:p text:style-name="P19"><text:span text:style-name="T1">ya </text:span>in yard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35">ELEMENTARY CONCEPTS OF THE RUSSIAN LANGUAGE.</text:span></text:p>
          </table:table-cell>
        </table:table-row>
      </table:table>
      <text:p text:style-name="P4"><text:span text:style-name="T37">RONALDO DAVID GOMES GLIGAN</text:span><text:span text:style-name="T36">.</text:span></text:p>
      <text:p text:style-name="P5"><text:span text:style-name="T17">H</text:span><text:span text:style-name="T14">OW TO FORM SENTENCES:</text:span></text:p>
      <text:p text:style-name="P6"><text:span text:style-name="T13">SUBJECT-VERB-OBJECT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<text:span text:style-name="T40">E.g</text:span>. 1:</text:p>
          </table:table-cell>
          <table:table-cell table:style-name="Table3.A1" office:value-type="string">
            <text:p text:style-name="P30">Я ем картошку.</text:p>
            <text:p text:style-name="P33">Y<text:span text:style-name="T40">a</text:span> yem kartoshku.</text:p>
            <text:p text:style-name="P36">— I eat potatoes.</text:p>
          </table:table-cell>
        </table:table-row>
        <table:table-row>
          <table:table-cell table:style-name="Table3.A1" office:value-type="string">
            <text:p text:style-name="P32">E.g. 2:</text:p>
          </table:table-cell>
          <table:table-cell table:style-name="Table3.A1" office:value-type="string">
            <text:p text:style-name="P30">Мой учитель умный.</text:p>
            <text:p text:style-name="P33">Moy uchitel' umny<text:span text:style-name="T40">y</text:span>.</text:p>
            <text:p text:style-name="P34">— My teacher is smart.</text:p>
          </table:table-cell>
        </table:table-row>
        <table:table-row>
          <table:table-cell table:style-name="Table3.A1" office:value-type="string">
            <text:p text:style-name="P32">E.g. 3:</text:p>
          </table:table-cell>
          <table:table-cell table:style-name="Table3.A1" office:value-type="string">
            <text:p text:style-name="P30">Моя мама любит меня.</text:p>
            <text:p text:style-name="P33">Moya mama lyubit menya.</text:p>
            <text:p text:style-name="P35">— My mother loves me.</text:p>
          </table:table-cell>
        </table:table-row>
      </table:table>
      <text:p text:style-name="P10"/>
      <text:p text:style-name="P17">For example, the sentence <text:span text:style-name="T38">“</text:span><text:span text:style-name="T5">A cat caught a mouse</text:span><text:span text:style-name="T38">”</text:span> can be translated into Russian in the following ways:</text:p>
      <text:p text:style-name="P11"><text:s text:c="3"/>1.- <text:s/>Кошка поймала мышь.</text:p>
      <text:p text:style-name="P11"><text:s text:c="3"/>2.- <text:s/>Мышь поймала кошка.</text:p>
      <text:p text:style-name="P11"><text:s text:c="3"/>3.- <text:s/>Поймала кошка мышь.</text:p>
      <text:p text:style-name="P11"><text:s text:c="3"/>4.- <text:s/>Кошка мышь поймала.</text:p>
      <text:p text:style-name="P11"><text:s text:c="3"/>5.- <text:s/>Мышь кошка поймала.</text:p>
      <text:p text:style-name="P15"><text:s text:c="3"/>6.- <text:s/>Поймала мышь кошка.</text:p>
      <text:p text:style-name="P16">Another example <text:span text:style-name="T39">could</text:span> be “<text:span text:style-name="T7">I saw her</text:span>”:</text:p>
      <text:p text:style-name="P18"><text:s text:c="2"/>1.- <text:s/><text:span text:style-name="T4">Я видел её</text:span> (<text:span text:style-name="T7">simply stating that I saw her</text:span>).</text:p>
      <text:p text:style-name="P18"><text:s text:c="2"/>2.- <text:s/><text:span text:style-name="T4">Я её видел</text:span> (<text:span text:style-name="T7">With the accent on the first word, it would state that it was you, not anybody else who saw her; with the accent on the last word, you would insist that you saw her – intonations play along with word order</text:span>).</text:p>
      <text:p text:style-name="P13"><text:s text:c="2"/>3.- <text:s/><text:span text:style-name="T4">Видел я её</text:span>. (<text:span text:style-name="T7">I saw her, meaning that you physically saw her, did not just chat online or talk on a phone</text:span>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morant" svg:font-family="Cormorant"/>
    <style:font-face style:name="Helvetica" svg:font-family="Helvetica, Geneva, 'Arial Unicode MS', 'Lucida Sans Unicode', Code2000, sans-serif"/>
    <style:font-face style:name="Lohit Devanagari1" svg:font-family="'Lohit Devanagari'"/>
    <style:font-face style:name="PT Sans" svg:font-family="'PT Sans', sans-serif"/>
    <style:font-face style:name="Verdana" svg:font-family="Verdana, Tahoma, Arial, sans-serif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1" svg:font-family="Cormorant" style:font-pitch="variable"/>
    <style:font-face style:name="Cormorant Garamond" svg:font-family="'Cormorant Garamond'" style:font-pitch="variable"/>
    <style:font-face style:name="Cormorant Garamond SemiBold" svg:font-family="'Cormorant Garamond SemiBold'" style:font-pitch="variable"/>
    <style:font-face style:name="Cormorant Garamond SemiBold1" svg:font-family="'Cormorant Garamond SemiBold'" style:font-adornments="SemiBold" style:font-pitch="variable"/>
    <style:font-face style:name="Cormorant Medium" svg:font-family="'Cormorant Medium'" style:font-pitch="variable"/>
    <style:font-face style:name="Cormorant SC" svg:font-family="'Cormorant SC'" style:font-pitch="variable"/>
    <style:font-face style:name="Cormorant SC SemiBold" svg:font-family="'Cormorant SC SemiBold'" style:font-pitch="variable"/>
    <style:font-face style:name="EB Garamond" svg:font-family="'EB Garamo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3in" fo:margin-left="0.3in" fo:margin-right="0.3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7:37:30.688750126</meta:creation-date>
    <dc:date>2020-01-13T19:24:56.243475236</dc:date>
    <meta:editing-duration>PT3H20M29S</meta:editing-duration>
    <meta:editing-cycles>66</meta:editing-cycles>
    <meta:generator>LibreOffice/6.0.7.3$Linux_X86_64 LibreOffice_project/00m0$Build-3</meta:generator>
    <meta:document-statistic meta:table-count="3" meta:image-count="0" meta:object-count="0" meta:page-count="2" meta:paragraph-count="227" meta:word-count="963" meta:character-count="4899" meta:non-whitespace-character-count="4024"/>
  </office:meta>
</office:document-meta>
</file>